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ullball databasetabeller:</text:p>
      <text:p text:style-name="Standard"/>
      <text:p text:style-name="Standard">pullball_arcade_levels:</text:p>
      <text:list xml:id="list36627225" text:style-name="L1">
        <text:list-item>
          <text:p text:style-name="P1">lid smallint(3) not null auto_increment,</text:p>
        </text:list-item>
        <text:list-item>
          <text:p text:style-name="P1">name varchar(20),</text:p>
        </text:list-item>
        <text:list-item>
          <text:p text:style-name="P1">submit_time timestamp,</text:p>
        </text:list-item>
        <text:list-item>
          <text:p text:style-name="P1">primary key (lid)</text:p>
        </text:list-item>
      </text:list>
      <text:p text:style-name="Standard"/>
      <text:p text:style-name="Standard">pullball_arcade_level_objects:</text:p>
      <text:list xml:id="list36642640" text:style-name="L2">
        <text:list-item>
          <text:p text:style-name="P2">loid int(5) not null auto_increment,</text:p>
        </text:list-item>
        <text:list-item>
          <text:p text:style-name="P2">oid int(3),</text:p>
        </text:list-item>
        <text:list-item>
          <text:p text:style-name="P2">lid int(3),</text:p>
        </text:list-item>
        <text:list-item>
          <text:p text:style-name="P2">x int (4),</text:p>
        </text:list-item>
        <text:list-item>
          <text:p text:style-name="P2">y int (3),</text:p>
        </text:list-item>
        <text:list-item>
          <text:p text:style-name="P2">primary key (loid)</text:p>
        </text:list-item>
      </text:list>
      <text:p text:style-name="Standard"/>
      <text:p text:style-name="Standard">pullball_custom_levels:</text:p>
      <text:list xml:id="list36647732" text:continue-list="list36627225" text:style-name="L1">
        <text:list-item>
          <text:p text:style-name="P1">lid smallint(3) not null auto_increment,</text:p>
        </text:list-item>
        <text:list-item>
          <text:p text:style-name="P1">name varchar(20),</text:p>
        </text:list-item>
        <text:list-item>
          <text:p text:style-name="P1">submit_time timestamp,</text:p>
        </text:list-item>
        <text:list-item>
          <text:p text:style-name="P1">approve_level int(1) NOT NULL DEFAULT 0,</text:p>
        </text:list-item>
        <text:list-item>
          <text:p text:style-name="P1">primary key (lid)</text:p>
        </text:list-item>
      </text:list>
      <text:p text:style-name="Standard"/>
      <text:p text:style-name="Standard">//approve_level bestemmer om en bane er blevet godkendt (approved), approve_level kan have værdierne:</text:p>
      <text:list xml:id="list36623258" text:style-name="L3">
        <text:list-item>
          <text:p text:style-name="P3">0: Banen er ikke blevet indrapporteret, dvs. banen kan spilles af alle, men kan også indrapporteres.</text:p>
        </text:list-item>
        <text:list-item>
          <text:p text:style-name="P3">1: Banen er blevet indrapporteret og kan derfor ikke spilles, ikke før den er blevet godkendt.</text:p>
        </text:list-item>
        <text:list-item>
          <text:p text:style-name="P3">2: Banen er blevet godkendt (enten efter at den er blevet indrapporteret, eller fordi banen er meget populær og derfor er godkendt ved at en admin har spillet den). Baner der er godkendt, kan ikke indrapporteres.</text:p>
        </text:list-item>
      </text:list>
      <text:p text:style-name="Standard"/>
      <text:p text:style-name="Standard">pullball_custom_level_objects:</text:p>
      <text:list xml:id="list36629216" text:style-name="L4">
        <text:list-item>
          <text:p text:style-name="P4">loid int(5) not null auto_increment,</text:p>
        </text:list-item>
        <text:list-item>
          <text:p text:style-name="P4">oid int(3),</text:p>
        </text:list-item>
        <text:list-item>
          <text:p text:style-name="P4">lid int(3),</text:p>
        </text:list-item>
        <text:list-item>
          <text:p text:style-name="P4">x int (4),</text:p>
        </text:list-item>
        <text:list-item>
          <text:p text:style-name="P4">y int (3),</text:p>
        </text:list-item>
        <text:list-item>
          <text:p text:style-name="P4">primary key (loid)</text:p>
        </text:list-item>
      </text:list>
      <text:p text:style-name="Standard"/>
      <text:p text:style-name="Standard">pullball_objects:</text:p>
      <text:list xml:id="list36633558" text:style-name="L5">
        <text:list-item>
          <text:p text:style-name="P5">oid int(3) not null auto_increment,</text:p>
        </text:list-item>
        <text:list-item>
          <text:p text:style-name="P5">path varchar (40),</text:p>
        </text:list-item>
        <text:list-item>
          <text:p text:style-name="P5">depth tinyint(1),</text:p>
        </text:list-item>
        <text:list-item>
          <text:p text:style-name="P5">type tinyint(1),</text:p>
        </text:list-item>
        <text:list-item>
          <text:p text:style-name="P5">primary key (oid)</text:p>
        </text:list-item>
      </text:list>
      <text:p text:style-name="Standard"/>
      <text:p text:style-name="Standard">//Objekt-typer:</text:p>
      <text:list xml:id="list36645650" text:style-name="L6">
        <text:list-item>
          <text:p text:style-name="P6">ball</text:p>
        </text:list-item>
        <text:list-item>
          <text:p text:style-name="P6">collision</text:p>
        </text:list-item>
        <text:list-item>
          <text:p text:style-name="P6"><text:soft-page-break/>deadly</text:p>
        </text:list-item>
        <text:list-item>
          <text:p text:style-name="P6">goal</text:p>
        </text:list-item>
        <text:list-item>
          <text:p text:style-name="P6">moveable</text:p>
        </text:list-item>
        <text:list-item>
          <text:p text:style-name="P6">turnblock</text:p>
        </text:list-item>
      </text:list>
      <text:p text:style-name="Standard"/>
      <text:p text:style-name="Standard">pullball_arcade_scores:</text:p>
      <text:list xml:id="list36635579" text:style-name="L7">
        <text:list-item>
          <text:p text:style-name="P7">sid mediumint(4) not null auto_increment,</text:p>
        </text:list-item>
        <text:list-item>
          <text:p text:style-name="P7">name varchar(20),</text:p>
        </text:list-item>
        <text:list-item>
          <text:p text:style-name="P7">submit_time timestamp,</text:p>
        </text:list-item>
        <text:list-item>
          <text:p text:style-name="P7">lid smallint(3),</text:p>
        </text:list-item>
        <text:list-item>
          <text:p text:style-name="P7">score int(5),</text:p>
        </text:list-item>
        <text:list-item>
          <text:p text:style-name="P7">energy int(4),</text:p>
        </text:list-item>
        <text:list-item>
          <text:p text:style-name="P7">time int(4),</text:p>
        </text:list-item>
        <text:list-item>
          <text:p text:style-name="P7">primary key (sid)</text:p>
        </text:list-item>
      </text:list>
      <text:p text:style-name="Standard"/>
      <text:p text:style-name="Standard">pullball_custom_scores:</text:p>
      <text:list xml:id="list36646786" text:continue-numbering="true" text:style-name="L7">
        <text:list-item>
          <text:p text:style-name="P7">sid mediumint(4) not null auto_increment,</text:p>
        </text:list-item>
        <text:list-item>
          <text:p text:style-name="P7">name varchar(20),</text:p>
        </text:list-item>
        <text:list-item>
          <text:p text:style-name="P7">email varchar(40),</text:p>
        </text:list-item>
        <text:list-item>
          <text:p text:style-name="P7">submit_time timestamp,</text:p>
        </text:list-item>
        <text:list-item>
          <text:p text:style-name="P7">lid smallint(3),</text:p>
        </text:list-item>
        <text:list-item>
          <text:p text:style-name="P7">score int(5),</text:p>
        </text:list-item>
        <text:list-item>
          <text:p text:style-name="P7">energy int(4),</text:p>
        </text:list-item>
        <text:list-item>
          <text:p text:style-name="P7">time decimal(6,2),</text:p>
        </text:list-item>
        <text:list-item>
          <text:p text:style-name="P7">primary key (sid)</text:p>
        </text:list-item>
      </text:list>
      <text:p text:style-name="Standard"/>
      <text:p text:style-name="Standard">pullball_contest_scores:</text:p>
      <text:list xml:id="list36618951" text:continue-numbering="true" text:style-name="L7">
        <text:list-item>
          <text:p text:style-name="P7">sid mediumint(4) not null auto_increment,</text:p>
        </text:list-item>
        <text:list-item>
          <text:p text:style-name="P7">name varchar(20),</text:p>
        </text:list-item>
        <text:list-item>
          <text:p text:style-name="P7">email varchar(40),</text:p>
        </text:list-item>
        <text:list-item>
          <text:p text:style-name="P7">submit_time timestamp,</text:p>
        </text:list-item>
        <text:list-item>
          <text:p text:style-name="P7">score int(5),</text:p>
        </text:list-item>
        <text:list-item>
          <text:p text:style-name="P7">primary key (si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sper  Sørensen</meta:initial-creator>
    <meta:creation-date>2010-10-17T01:08:29</meta:creation-date>
    <dc:date>2010-12-14T16:51:38.61</dc:date>
    <meta:editing-duration>PT04H58M49S</meta:editing-duration>
    <meta:editing-cycles>24</meta:editing-cycles>
    <meta:generator>OpenOffice.org/3.2$Win32 OpenOffice.org_project/320m18$Build-9502</meta:generator>
    <meta:document-statistic meta:table-count="0" meta:image-count="0" meta:object-count="0" meta:page-count="2" meta:paragraph-count="69" meta:word-count="295" meta:character-count="1828"/>
  </office:meta>
</office:document-meta>
</file>